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OESongUN" svg:font-family="MOESongUN" style:font-family-generic="system" style:font-pitch="variable"/>
  </office:font-face-decls>
  <office:automatic-styles>
    <style:style style:name="co1" style:family="table-column">
      <style:table-column-properties fo:break-before="auto" style:column-width="8.1cm"/>
    </style:style>
    <style:style style:name="co2" style:family="table-column">
      <style:table-column-properties fo:break-before="auto" style:column-width="7.546cm"/>
    </style:style>
    <style:style style:name="co3" style:family="table-column">
      <style:table-column-properties fo:break-before="auto" style:column-width="13.49cm"/>
    </style:style>
    <style:style style:name="co4" style:family="table-column">
      <style:table-column-properties fo:break-before="auto" style:column-width="12.688cm"/>
    </style:style>
    <style:style style:name="ro1" style:family="table-row">
      <style:table-row-properties style:row-height="0.499cm" fo:break-before="auto" style:use-optimal-row-height="true"/>
    </style:style>
    <style:style style:name="ro2" style:family="table-row">
      <style:table-row-properties style:row-height="0.894cm" fo:break-before="auto" style:use-optimal-row-height="true"/>
    </style:style>
    <style:style style:name="ro3" style:family="table-row">
      <style:table-row-properties style:row-height="1.316cm" fo:break-before="auto" style:use-optimal-row-height="true"/>
    </style:style>
    <style:style style:name="ro4" style:family="table-row">
      <style:table-row-properties style:row-height="1.737cm" fo:break-before="auto" style:use-optimal-row-height="true"/>
    </style:style>
    <style:style style:name="ro5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fo:border="0.06pt solid #000000"/>
      <style:text-properties style:font-name="Courier 10 Pitch" fo:font-weight="bold" style:font-weight-asian="bold" style:font-weight-complex="bold"/>
    </style:style>
    <style:style style:name="ce2" style:family="table-cell" style:parent-style-name="Default">
      <style:table-cell-properties fo:wrap-option="wrap" fo:border="0.06pt solid #000000"/>
      <style:text-properties style:font-name="Courier 10 Pitch"/>
    </style:style>
  </office:automatic-styles>
  <office:body>
    <office:spreadsheet>
      <table:table table:name="Feuille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1021" table:default-cell-style-name="ce2"/>
        <table:table-row table:style-name="ro1">
          <table:table-cell table:style-name="ce1" office:value-type="string">
            <text:p>Action</text:p>
          </table:table-cell>
          <table:table-cell table:style-name="ce1" office:value-type="string">
            <text:p>HTTP Rendering</text:p>
          </table:table-cell>
          <table:table-cell table:style-name="ce1" office:value-type="string">
            <text:p>XMPP Rendering</text:p>
          </table:table-cell>
          <table:table-cell table:number-columns-repeated="1021"/>
        </table:table-row>
        <table:table-row table:style-name="ro2">
          <table:table-cell office:value-type="string">
            <text:p>Retr. representation of a resource instance</text:p>
          </table:table-cell>
          <table:table-cell office:value-type="string">
            <text:p>GET /path/to/inst</text:p>
          </table:table-cell>
          <table:table-cell office:value-type="string">
            <text:p>&lt;iq type='get' &gt;</text:p>
            <text:p><text:s text:c="2"/>&lt;occi xmlns='...occi' node='inst#path/to/inst' &gt;</text:p>
          </table:table-cell>
          <table:table-cell table:number-columns-repeated="1021"/>
        </table:table-row>
        <table:table-row table:style-name="ro3">
          <table:table-cell office:value-type="string">
            <text:p>Retrieve a coll. Of resource instance (kind)</text:p>
          </table:table-cell>
          <table:table-cell office:value-type="string">
            <text:p>GET /KIND/</text:p>
          </table:table-cell>
          <table:table-cell office:value-type="string">
            <text:p>&lt;iq type='get' &gt;</text:p>
            <text:p><text:s text:c="2"/>&lt;occi xmlns='...occi' node='kind#KIND' &gt;</text:p>
            <text:p><text:s text:c="4"/>&lt;filter ...&gt;</text:p>
          </table:table-cell>
          <table:table-cell table:number-columns-repeated="1021"/>
        </table:table-row>
        <table:table-row table:style-name="ro3">
          <table:table-cell office:value-type="string">
            <text:p>Retrieve a coll. Of resource instance (mixin)</text:p>
          </table:table-cell>
          <table:table-cell office:value-type="string">
            <text:p>GET /MIXIN/</text:p>
          </table:table-cell>
          <table:table-cell office:value-type="string">
            <text:p>&lt;iq type='get' &gt;</text:p>
            <text:p><text:s text:c="2"/>&lt;occi xmlns='...occi' node='mixin#MIXIN' &gt;</text:p>
            <text:p><text:s text:c="4"/>&lt;filter ...&gt;</text:p>
          </table:table-cell>
          <table:table-cell table:number-columns-repeated="1021"/>
        </table:table-row>
        <table:table-row table:style-name="ro3">
          <table:table-cell office:value-type="string">
            <text:p>Retrieve capabilities</text:p>
          </table:table-cell>
          <table:table-cell office:value-type="string">
            <text:p>GET /-/</text:p>
          </table:table-cell>
          <table:table-cell office:value-type="string">
            <text:p>&lt;iq type='get' &gt;</text:p>
            <text:p><text:s text:c="2"/>&lt;occi xmlns='...occi' node='caps' &gt;</text:p>
            <text:p><text:s text:c="4"/>&lt;filter ...&gt;</text:p>
          </table:table-cell>
          <table:table-cell table:number-columns-repeated="1021"/>
        </table:table-row>
        <table:table-row table:style-name="ro3">
          <table:table-cell office:value-type="string">
            <text:p>Partial update of ressource instance</text:p>
          </table:table-cell>
          <table:table-cell office:value-type="string">
            <text:p>POST /instance</text:p>
          </table:table-cell>
          <table:table-cell office:value-type="string">
            <text:p>&lt;iq type='set' &gt;</text:p>
            <text:p><text:s text:c="2"/>&lt;occi xmlns='...occi' node='inst#path/to/inst' &gt;</text:p>
            <text:p><text:s text:c="4"/>&lt;instance...</text:p>
          </table:table-cell>
          <table:table-cell table:number-columns-repeated="1021"/>
        </table:table-row>
        <table:table-row table:style-name="ro3">
          <table:table-cell office:value-type="string">
            <text:p>Create a new resource instance of this kind</text:p>
          </table:table-cell>
          <table:table-cell office:value-type="string">
            <text:p>POST /KIND/</text:p>
          </table:table-cell>
          <table:table-cell office:value-type="string">
            <text:p>&lt;iq type='set' &gt;</text:p>
            <text:p><text:s text:c="2"/>&lt;occi xmlns='...occi' node='kind#KIND' &gt;</text:p>
            <text:p><text:s text:c="4"/>&lt;instance...</text:p>
          </table:table-cell>
          <table:table-cell table:number-columns-repeated="1021"/>
        </table:table-row>
        <table:table-row table:style-name="ro3">
          <table:table-cell office:value-type="string">
            <text:p>Adds a resource instance to this collection</text:p>
          </table:table-cell>
          <table:table-cell office:value-type="string">
            <text:p>POST /MIXIN/</text:p>
          </table:table-cell>
          <table:table-cell office:value-type="string">
            <text:p>&lt;iq type='set' &gt;</text:p>
            <text:p><text:s text:c="2"/>&lt;occi xmlns='...occi' node='mixin#MIXIN' &gt;</text:p>
            <text:p><text:s text:c="4"/>&lt;instance...</text:p>
          </table:table-cell>
          <table:table-cell table:number-columns-repeated="1021"/>
        </table:table-row>
        <table:table-row table:style-name="ro3">
          <table:table-cell office:value-type="string">
            <text:p>Add a user-defined mixin</text:p>
          </table:table-cell>
          <table:table-cell office:value-type="string">
            <text:p>POST /-/</text:p>
          </table:table-cell>
          <table:table-cell office:value-type="string">
            <text:p>&lt;iq type='set' &gt;</text:p>
            <text:p><text:s text:c="2"/>&lt;occi xmlns='...occi' node='caps' &gt;</text:p>
            <text:p><text:s text:c="4"/>&lt;mixin...</text:p>
          </table:table-cell>
          <table:table-cell table:number-columns-repeated="1021"/>
        </table:table-row>
        <table:table-row table:style-name="ro3">
          <table:table-cell office:value-type="string">
            <text:p>Perform an action (on an instance)</text:p>
          </table:table-cell>
          <table:table-cell office:value-type="string">
            <text:p>POST /path/to/inst?action=...</text:p>
          </table:table-cell>
          <table:table-cell office:value-type="string">
            <text:p>&lt;iq type='set' &gt;</text:p>
            <text:p><text:s text:c="2"/>&lt;occi xmlns='...occi' node='inst#path/to/inst' &gt;</text:p>
            <text:p><text:s text:c="4"/>&lt;action...</text:p>
          </table:table-cell>
          <table:table-cell table:number-columns-repeated="1021"/>
        </table:table-row>
        <table:table-row table:style-name="ro3">
          <table:table-cell office:value-type="string">
            <text:p>Perform action on a collection of resource instances (kind)</text:p>
          </table:table-cell>
          <table:table-cell office:value-type="string">
            <text:p>POST /KIND/?action=...</text:p>
          </table:table-cell>
          <table:table-cell office:value-type="string">
            <text:p>&lt;iq type='set' &gt;</text:p>
            <text:p><text:s text:c="2"/>&lt;occi xmlns='...occi' node='kind#KIND' &gt;</text:p>
            <text:p><text:s text:c="4"/>&lt;action...</text:p>
          </table:table-cell>
          <table:table-cell table:number-columns-repeated="1021"/>
        </table:table-row>
        <table:table-row table:style-name="ro3">
          <table:table-cell office:value-type="string">
            <text:p>Perform action on a collection of ressource instances (mixin)</text:p>
          </table:table-cell>
          <table:table-cell office:value-type="string">
            <text:p>POST /MIXIN/?action=...</text:p>
          </table:table-cell>
          <table:table-cell office:value-type="string">
            <text:p>&lt;iq type='set' &gt;</text:p>
            <text:p><text:s text:c="2"/>&lt;occi xmlns='...occi' node='mixin#MIXIN' &gt;</text:p>
            <text:p><text:s text:c="4"/>&lt;action...</text:p>
          </table:table-cell>
          <table:table-cell table:number-columns-repeated="1021"/>
        </table:table-row>
        <table:table-row table:style-name="ro4">
          <table:table-cell office:value-type="string">
            <text:p>Creation/Update of the ressource instance, supplying the full representation of inst.</text:p>
          </table:table-cell>
          <table:table-cell office:value-type="string">
            <text:p>PUT /path/to/inst</text:p>
          </table:table-cell>
          <table:table-cell office:value-type="string">
            <text:p>&lt;iq type='set' &gt;</text:p>
            <text:p><text:s text:c="2"/>&lt;occi xmlns='...occi#update' node='inst#path/to/inst' &gt;</text:p>
            <text:p><text:s text:c="4"/>&lt;instance …</text:p>
          </table:table-cell>
          <table:table-cell table:number-columns-repeated="1021"/>
        </table:table-row>
        <table:table-row table:style-name="ro3">
          <table:table-cell office:value-type="string">
            <text:p>Update of the collection supplying full repr.</text:p>
          </table:table-cell>
          <table:table-cell office:value-type="string">
            <text:p>PUT /MIXIN/</text:p>
          </table:table-cell>
          <table:table-cell office:value-type="string">
            <text:p>&lt;iq type='set' &gt;</text:p>
            <text:p><text:s text:c="2"/>&lt;occi xmlns='...occi#update' node='mixin#MIXIN' &gt;</text:p>
            <text:p><text:s text:c="4"/>&lt;instance …</text:p>
          </table:table-cell>
          <table:table-cell table:number-columns-repeated="1021"/>
        </table:table-row>
        <table:table-row table:style-name="ro3">
          <table:table-cell office:value-type="string">
            <text:p>Deletion of the resource inst.</text:p>
          </table:table-cell>
          <table:table-cell office:value-type="string">
            <text:p>DELETE /path/to/inst</text:p>
          </table:table-cell>
          <table:table-cell office:value-type="string">
            <text:p>&lt;iq type='set' &gt;</text:p>
            <text:p><text:s text:c="2"/>&lt;occi xmlns='...occi#remove' node='inst#path/to/inst &gt;</text:p>
            <text:p><text:s text:c="4"/>&lt;instance …</text:p>
          </table:table-cell>
          <table:table-cell table:number-columns-repeated="1021"/>
        </table:table-row>
        <table:table-row table:style-name="ro3">
          <table:table-cell office:value-type="string">
            <text:p>Remove of all/parts/all inst of this kind</text:p>
          </table:table-cell>
          <table:table-cell office:value-type="string">
            <text:p>DELETE /KIND/</text:p>
          </table:table-cell>
          <table:table-cell office:value-type="string">
            <text:p>&lt;iq type='set' &gt;</text:p>
            <text:p><text:s text:c="2"/>&lt;occi xmlns='...occi#remove' node='kind#KIND' &gt;</text:p>
            <text:p><text:s text:c="4"/>&lt;instance uri= …</text:p>
          </table:table-cell>
          <table:table-cell table:number-columns-repeated="1021"/>
        </table:table-row>
        <table:table-row table:style-name="ro3">
          <table:table-cell office:value-type="string">
            <text:p>Remove of all/parts/all inst of this mixin</text:p>
          </table:table-cell>
          <table:table-cell office:value-type="string">
            <text:p>DELETE /MIXIN/</text:p>
          </table:table-cell>
          <table:table-cell office:value-type="string">
            <text:p>&lt;iq type='set' &gt;</text:p>
            <text:p><text:s text:c="2"/>&lt;occi xmlns='...occi#remove' node='mixin#MIXIN' &gt;</text:p>
            <text:p><text:s text:c="4"/>&lt;instance uri= …</text:p>
          </table:table-cell>
          <table:table-cell table:number-columns-repeated="1021"/>
        </table:table-row>
        <table:table-row table:style-name="ro2">
          <table:table-cell office:value-type="string">
            <text:p>Removal of a user defined mixin</text:p>
          </table:table-cell>
          <table:table-cell office:value-type="string">
            <text:p>DELETE /-/</text:p>
          </table:table-cell>
          <table:table-cell office:value-type="string">
            <text:p>&lt;iq type='set' &gt;</text:p>
            <text:p><text:s text:c="2"/>&lt;occi xmlns='...occi#remove' node='</text:p>
          </table:table-cell>
          <table:table-cell table:number-columns-repeated="1021"/>
        </table:table-row>
        <table:table-row table:style-name="ro5" table:number-rows-repeated="1048557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ourier 10 Pitch" svg:font-family="'Courier 10 Pitch'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OESongUN" svg:font-family="MOESongUN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OESongUN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shadow="none" fo:background-color="transparent" style:scale-to="344%" style:scale-to-pages="1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an Parpaillon</meta:initial-creator>
    <meta:creation-date>2013-05-14T10:57:51</meta:creation-date>
    <dc:date>2013-05-14T11:23:59</dc:date>
    <dc:creator>Jean Parpaillon</dc:creator>
    <meta:editing-duration>PT4M28S</meta:editing-duration>
    <meta:editing-cycles>2</meta:editing-cycles>
    <meta:generator>LibreOffice/4.0.2.2$Linux_X86_64 LibreOffice_project/4c82dcdd6efcd48b1d8bba66bfe1989deee49c3</meta:generator>
    <meta:document-statistic meta:table-count="1" meta:cell-count="54" meta:object-count="0"/>
  </office:meta>
</office:document-meta>
</file>